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0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8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name-complex="Tahoma" style:font-style-complex="italic"/>
    </style:style>
    <style:style style:name="T21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font-name-complex="Arial"/>
    </style:style>
    <style:style style:name="T42" style:family="text">
      <style:text-properties style:text-position="0% 100%" style:font-name-asian="Times New Roman" style:font-name-complex="Times New Roman"/>
    </style:style>
    <style:style style:name="T43" style:family="text">
      <style:text-properties style:text-underline-style="solid" style:text-underline-width="auto" style:text-underline-color="font-color" fo:font-weight="bold" style:font-weight-asian="bold"/>
    </style:style>
    <style:style style:name="T44" style:family="text">
      <style:text-properties style:font-name-complex="Tahoma"/>
    </style:style>
    <style:style style:name="T45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9"><text:span text:style-name="T22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7"/>
      <text:p text:style-name="P16"><text:span text:style-name="T8">Type: </text:span><text:span text:style-name="T6">BDKN-04</text:span></text:p>
      <text:p text:style-name="P17"/>
      <text:p text:style-name="P4">Neutron radiation dose rate measurement limits: <text:span text:style-name="T23">BDKN-04: 0.1 mSv/h – 10.0 </text:span><text:span text:style-name="T24">mSv/h</text:span><text:span text:style-name="T23">;</text:span></text:p>
      <text:p text:style-name="P7"/>
      <text:p text:style-name="P4">Measurement error: <text:span text:style-name="T43">BDKN-04: ±</text:span><text:span text:style-name="T21">20</text:span><text:span text:style-name="T43">%</text:span></text:p>
      <text:p text:style-name="P18"/>
      <text:p text:style-name="P4">Operating conditions:</text:p>
      <text:p text:style-name="P36"><text:span text:style-name="T14">- Air temperature<text:tab/></text:span><text:span text:style-name="T41"><text:tab/><text:tab/><text:tab/><text:tab/>+</text:span><text:span text:style-name="T14">$temp</text:span><text:span text:style-name="T41"> °</text:span><text:span text:style-name="T14">C</text:span></text:p>
      <text:p text:style-name="P36"><text:span text:style-name="T14">- Atmospheric pressure<text:tab/></text:span><text:span text:style-name="T14"><text:tab/><text:tab/><text:tab/>98,5 kPa</text:span></text:p>
      <text:p text:style-name="P36"><text:span text:style-name="T14">- Relative humidity<text:tab/><text:tab/></text:span><text:span text:style-name="T14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6">Calibration means: </text:p>
      <text:p text:style-name="P38">- $eng_facility_140;</text:p>
      <text:list xml:id="list851702448840491743" text:style-name="L1">
        <text:list-header>
          <text:p text:style-name="P40"><text:span text:style-name="Знак_20_примечания"><text:span text:style-name="T9"/></text:span></text:p>
        </text:list-header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1">BDKN-04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1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$1-br1</text:span>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$1-fi1</text:span></text:p>
            <text:p text:style-name="P3">1-10</text:p>
          </table:table-cell>
          <table:table-cell table:style-name="t1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$1-br2</text:span>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$1-fi</text:span><text:span text:style-name="T11">2</text:span></text:p>
            <text:p text:style-name="P13">20-100</text:p>
          </table:table-cell>
          <table:table-cell table:style-name="t1.B2" office:value-type="string">
            <text:p text:style-name="P33">ИБН-8-6</text:p>
            <text:p text:style-name="P34">N010</text:p>
            <text:p text:style-name="P32"><text:span text:style-name="T11">R=1,0 </text:span><text:span text:style-name="T12">m</text:span></text:p>
            <text:p text:style-name="P32"><text:span text:style-name="T11">B(R)=$1-br3</text:span>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$1-fi</text:span><text:span text:style-name="T11">3</text:span></text:p>
            <text:p text:style-name="P35">2<text:span text:style-name="T45">·</text:span>10<text:span text:style-name="T15">2</text:span>-10<text:span text:style-name="T15">3</text:span></text:p>
          </table:table-cell>
          <table:table-cell table:style-name="t1.F2" office:value-type="string">
            <text:p text:style-name="P33">ИБН-8-6</text:p>
            <text:p text:style-name="P34">N010</text:p>
            <text:p text:style-name="P32"><text:span text:style-name="T11">R=0,5 </text:span><text:span text:style-name="T12">m</text:span></text:p>
            <text:p text:style-name="P32"><text:span text:style-name="T11">B(R)=$1-br4</text:span>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$1-fi</text:span><text:span text:style-name="T11">4</text:span></text:p>
            <text:p text:style-name="P35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1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1.B3" office:value-type="string">
            <text:p text:style-name="P13">$<text:span text:style-name="T19">1</text:span>-00</text:p>
          </table:table-cell>
          <table:table-cell table:style-name="t1.B3" office:value-type="string">
            <text:p text:style-name="P13">$<text:span text:style-name="T19">1</text:span>-01</text:p>
          </table:table-cell>
          <table:table-cell table:style-name="t1.B3" office:value-type="string">
            <text:p text:style-name="P13">$<text:span text:style-name="T19">1</text:span>-02</text:p>
          </table:table-cell>
          <table:table-cell table:style-name="t1.B3" office:value-type="string">
            <text:p text:style-name="P13">$<text:span text:style-name="T19">1</text:span>-03</text:p>
          </table:table-cell>
          <table:table-cell table:style-name="t1.F3" office:value-type="string">
            <text:p text:style-name="P13">$<text:span text:style-name="T19">1</text:span>-04</text:p>
          </table:table-cell>
        </table:table-row>
        <table:table-row>
          <table:table-cell table:style-name="t1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12T14:34:25.82</dc:date>
    <meta:print-date>2019-04-03T15:18:00</meta:print-date>
    <meta:editing-cycles>150</meta:editing-cycles>
    <meta:editing-duration>PT10H47M53S</meta:editing-duration>
    <meta:generator>OpenOffice/4.1.6$Win32 OpenOffice.org_project/416m1$Build-9790</meta:generator>
    <meta:document-statistic meta:table-count="2" meta:image-count="1" meta:object-count="0" meta:page-count="1" meta:paragraph-count="90" meta:word-count="186" meta:character-count="1321"/>
  </office:meta>
</office:document-meta>
</file>